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1" svg:font-family="'Sanskrit 2003'" style:font-family-generic="swiss" style:font-pitch="variable"/>
    <style:font-face style:name="Sanskrit 2003" svg:font-family="'Sanskrit 2003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1" fo:font-size="13pt" officeooo:paragraph-rsid="00005957" style:font-size-asian="13pt" style:font-name-complex="Sanskrit 20031" style:font-size-complex="13pt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1" fo:font-size="13pt" fo:font-weight="bold" officeooo:paragraph-rsid="00005957" style:font-size-asian="13pt" style:font-weight-asian="bold" style:font-name-complex="Sanskrit 20031" style:font-size-complex="13pt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Sanskrit 20031" fo:font-size="13pt" officeooo:paragraph-rsid="00005957" style:font-size-asian="13pt" style:font-name-complex="Sanskrit 20031" style:font-size-complex="13pt"/>
    </style:style>
    <style:style style:name="P4" style:family="paragraph" style:parent-style-name="Footnote">
      <style:text-properties officeooo:rsid="075f1fbb" officeooo:paragraph-rsid="075f1fbb"/>
    </style:style>
    <style:style style:name="P5" style:family="paragraph" style:parent-style-name="Footnote">
      <style:text-properties officeooo:rsid="075f9727" officeooo:paragraph-rsid="075f9727"/>
    </style:style>
    <style:style style:name="P6" style:family="paragraph" style:parent-style-name="Footnote">
      <style:text-properties officeooo:rsid="0761a5f1" officeooo:paragraph-rsid="0761a5f1"/>
    </style:style>
    <style:style style:name="P7" style:family="paragraph" style:parent-style-name="Heading_20_3">
      <style:paragraph-properties fo:text-align="center" style:justify-single-word="false"/>
      <style:text-properties style:font-name="Sanskrit 20031" fo:font-size="13pt" officeooo:paragraph-rsid="00005957" style:font-size-asian="13pt" style:font-name-complex="Sanskrit 20031" style:font-size-complex="13pt"/>
    </style:style>
    <style:style style:name="P8" style:family="paragraph" style:parent-style-name="Footnote">
      <style:text-properties style:font-name-complex="Sanskrit 2003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75e529f"/>
    </style:style>
    <style:style style:name="T3" style:family="text">
      <style:text-properties officeooo:rsid="0749dc09"/>
    </style:style>
    <style:style style:name="T4" style:family="text">
      <style:text-properties officeooo:rsid="075f1fbb"/>
    </style:style>
    <style:style style:name="T5" style:family="text">
      <style:text-properties officeooo:rsid="075f9727"/>
    </style:style>
    <style:style style:name="T6" style:family="text">
      <style:text-properties fo:color="#000000"/>
    </style:style>
    <style:style style:name="T7" style:family="text">
      <style:text-properties fo:color="#000000" fo:background-color="transparent" loext:char-shading-value="0"/>
    </style:style>
    <style:style style:name="T8" style:family="text">
      <style:text-properties fo:color="#000000" officeooo:rsid="076181a1" fo:background-color="transparent" loext:char-shading-value="0"/>
    </style:style>
    <style:style style:name="T9" style:family="text">
      <style:text-properties fo:color="#000000" officeooo:rsid="0749dc09" fo:background-color="transparent" loext:char-shading-value="0"/>
    </style:style>
    <style:style style:name="T10" style:family="text">
      <style:text-properties fo:color="#000000" officeooo:rsid="0749dc09"/>
    </style:style>
    <style:style style:name="T11" style:family="text">
      <style:text-properties fo:color="#cc0066"/>
    </style:style>
    <style:style style:name="T12" style:family="text">
      <style:text-properties officeooo:rsid="076181a1"/>
    </style:style>
    <style:style style:name="T13" style:family="text">
      <style:text-properties officeooo:rsid="0761a5f1"/>
    </style:style>
    <style:style style:name="T14" style:family="text">
      <style:text-properties officeooo:rsid="0763010c"/>
    </style:style>
    <style:style style:name="T15" style:family="text">
      <style:text-properties officeooo:rsid="0764652c"/>
    </style:style>
    <style:style style:name="T16" style:family="text">
      <style:text-properties officeooo:rsid="0766038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3"><text:soft-page-break/></text:h>
      <text:p text:style-name="P2">अथ चतुर्दशाधिकशततमोऽध्यायः </text:p>
      <text:p text:style-name="P1"><text:span text:style-name="T1">गयामाहात्म्यम् </text:span><text:line-break/>अग्निरुवाच -<text:line-break/>गयामाहात्म्यमाख्यास्ये गया तीर्थोत्तमोत्तम<text:span text:style-name="T2">म्</text:span> । <text:line-break/>गयासुरस्तपस्तेपे तत्तपस्तापिभिः<text:note text:id="ftn1" text:note-class="footnote"><text:note-citation>1</text:note-citation><text:note-body><text:p text:style-name="P8">स्तापितैः सु</text:p></text:note-body></text:note> सुरैः ॥१<text:span text:style-name="T3">॥</text:span> <text:line-break/>उक्तः क्षीराब्धिगो विष्णुः पालयास्मान्गयासुरात् । <text:line-break/>तथेत्युक्त्वा हरिर्द्दैत्यं वरं ब्रूहीति चाब्रवीत् ॥२<text:span text:style-name="T3">॥</text:span> <text:line-break/>दैत्योऽब्रवीत्पवित्रोऽहं भवेयं सर्वतीर्थतः । <text:line-break/>तथेत्युक्त्वा गतो विष्णुर्दैत्यं दृष्ट्वा न वा हरि<text:span text:style-name="T2">म्</text:span> ॥३<text:span text:style-name="T3">॥</text:span> <text:line-break/>गताः शून्या मही स्वर्गे देवा ब्रह्मादयः सुराः । </text:p>
      <text:p text:style-name="P1">गता ऊचुर्हरिं देवाः शून्या भूस्त्रिदिवं हरे ॥४<text:span text:style-name="T3">॥</text:span> <text:line-break/>दैत्यस्य दर्शनादेव ब्रह्म<text:span text:style-name="T2">ा</text:span>ण<text:span text:style-name="T2">ं चा</text:span>ब्रवीद्धरिः । <text:s/><text:line-break/>यागार्थं दैत्यदेहं त्वं प्रार्थय त्रिदशैः सह ॥५<text:span text:style-name="T3">॥</text:span> <text:line-break/>तच्छ्रुत्वा ससुरो ब्रह्मा गयासुरमथाब्रवीत् । <text:line-break/>अतिथिः प्रार्थयामि त्वा<text:span text:style-name="T2">ं दे</text:span>हं यागाय पावन<text:span text:style-name="T2">म्</text:span> ॥६<text:span text:style-name="T3">॥</text:span> <text:line-break/>गयासुरस्तथेत्युक्त्वा<text:span text:style-name="T2">ऽ</text:span>पतत्तस्य शिरस्यथ । <text:line-break/>यागं चकार चलिते देहि पूर्णाहुतिं विभुः ॥७<text:span text:style-name="T3">॥</text:span> <text:line-break/>पुनर्ब्रह्मा<text:span text:style-name="T2">ऽ</text:span>ब्रवीद्विष्णुं पूर्णकालेऽसुरोऽचलत् । <text:line-break/><text:span text:style-name="T2">वि</text:span>ष्णुर्धर्ममथा<text:span text:style-name="T2">ऽऽ</text:span>हूय प्राह देवमयीं शिला<text:span text:style-name="T2">म्</text:span> ॥८<text:span text:style-name="T3">॥</text:span> <text:line-break/>धारयध्वं<text:note text:id="ftn2" text:note-class="footnote"><text:note-citation>2</text:note-citation><text:note-body><text:p text:style-name="P8">धारयस्व</text:p></text:note-body></text:note> सुराः सर्वे यस्यामुपरि सन्तु ते । <text:line-break/><text:soft-page-break/>गदाधरो मदीया<text:span text:style-name="T2">ऽ</text:span>थ मू<text:span text:style-name="T2">र्तिः</text:span> स्थास्यति <text:note text:id="ftn3" text:note-class="footnote"><text:note-citation>3</text:note-citation><text:note-body><text:p text:style-name="P4">संवरैः</text:p></text:note-body></text:note>सा<text:span text:style-name="T4">ऽ</text:span>मरैः ॥९<text:span text:style-name="T3">॥</text:span> <text:line-break/>धर्मः शिलां देवमयीं तच्छ्रुत्वा<text:span text:style-name="T4">ऽ</text:span>धारयत्परा<text:span text:style-name="T4">म्</text:span> । <text:line-break/>या धर्माद्धर्मवत्याञ्च जाता धर्मव्रता सुता ॥१०<text:span text:style-name="T3">॥</text:span> <text:line-break/>मरीचिर्ब्रह्मणः पुत्रस्तामुवाह तपोन्विता<text:span text:style-name="T4">म्</text:span> । <text:line-break/>यथा हरिः श्रिया रेमे गौ<text:span text:style-name="T4">र्या</text:span> शम्भुस्तथा तया ॥११<text:span text:style-name="T3">॥</text:span> <text:line-break/>कुशपुष्पाद्यरण्याच्च आनीयातिश्रमान्वितः ।<text:line-break/>भुक्त्वा धर्मव्रतां प्राह पादसंवाहनं कुरु ॥१२<text:span text:style-name="T3">॥</text:span> <text:line-break/>विश्रान्तस्य मुनेः पादौ तथेत्युक्त्वा प्रिया<text:span text:style-name="T4">ऽ</text:span>करोत् । <text:line-break/>एतस्मिन्नन्तरे ब्रह्मा मुनौ सुप्ते तथागतः ॥१३<text:span text:style-name="T3">॥</text:span> <text:line-break/>धर्मव्रता<text:span text:style-name="T4">ऽ</text:span>चिन्तय<text:span text:style-name="T4">च्च</text:span> किं ब्रह्माणं समर्चये । <text:line-break/>पादसंवाहनं कुर्वे ब्रह्मा पूज्यो गुरोर्गुरुः ॥१४<text:span text:style-name="T3">॥</text:span> </text:p>
      <text:p text:style-name="P1">विचिन्त्य पूजयामास ब्रह्माणं चार्हणादिभिः । <text:line-break/>मरीचिस्तामपश्यत् स <text:note text:id="ftn4" text:note-class="footnote"><text:note-citation>4</text:note-citation><text:note-body><text:p text:style-name="P4">सशापो</text:p></text:note-body></text:note>शशापोक्तिव्यतिक्रमात् ॥१५<text:span text:style-name="T3">॥</text:span> <text:line-break/>शिला भविष्यसि क्रोधाद्ध<text:span text:style-name="T4">र्म</text:span>व्रताऽब्रवीच्च त<text:span text:style-name="T4">म्</text:span> ।<text:line-break/>पादाभ्यङ्गं परित्यज्य त्वद्गुरुः पूजितो मया ॥१६<text:span text:style-name="T3">॥</text:span> <text:line-break/>अदोषा<text:span text:style-name="T4">ऽ</text:span>हं यतस्त्वं हि शापं प्राप्स्यसि शङ्करात् । <text:line-break/>ध<text:span text:style-name="T4">र्म</text:span>व्रता पृथक्शापं धारयित्वा<text:span text:style-name="T4">ऽग्नि</text:span>मध्यगात् ॥१७<text:span text:style-name="T3">॥</text:span> <text:line-break/>तपश्चचार वर्षाणां सहस्राण्ययुतानि च ।<text:line-break/>ततो विष्ण्वादयो देवा वरं ब्रूहीति चाब्रुवन् ॥१८<text:span text:style-name="T3">॥</text:span> <text:line-break/>ध<text:span text:style-name="T5">र्म</text:span>व्रताऽब्रवीद्देवा<text:span text:style-name="T5">ञ्</text:span>शाप<text:span text:style-name="T5">ं नि</text:span>र्व<text:span text:style-name="T5">र्त</text:span>यन्तु मे । <text:line-break/>देवा ऊचुः -<text:line-break/>दत्तो मरीचिना शापो भविष्यति न चान्यथा ॥१९<text:span text:style-name="T3">॥</text:span> <text:line-break/><text:soft-page-break/>शिला पवित्रा देवाङ्घ्रिलक्षिता त्वं भविष्यसि । <text:s/><text:line-break/>देवव्रता देवशिला स<text:span text:style-name="T5">र्व</text:span>देवादिरूपिणी ॥२०<text:span text:style-name="T3">॥</text:span> <text:line-break/>स<text:span text:style-name="T5">र्व</text:span>देवमयी<text:note text:id="ftn5" text:note-class="footnote"><text:note-citation>5</text:note-citation><text:note-body><text:p text:style-name="P5">सर्वतीर्थमयी</text:p></text:note-body></text:note> <text:s/>पुण्या निश्चलायारसुस्य हि । <text:line-break/><text:span text:style-name="T7">देवव्रतोवाच -<text:line-break/>यदि तुष्टा</text:span><text:span text:style-name="T8">ः </text:span><text:span text:style-name="T7">स्थ मे सर्वे मयि तिष्ठन्तु सर्वदा</text:span><text:span text:style-name="T9"> </text:span><text:span text:style-name="T8">।</text:span><text:span text:style-name="T11"> <text:line-break/></text:span><text:span text:style-name="T6">ब्रह्मा विष्णुश्च रुद्राद्या गौरीलक्ष्मीमुखाः सुराः</text:span><text:span text:style-name="T7"> ॥</text:span><text:span text:style-name="T6">२१</text:span><text:span text:style-name="T10">॥</text:span><text:span text:style-name="T11"> <text:s/><text:line-break/></text:span><text:span text:style-name="T6">अग्निरुवाच -<text:line-break/>देवव्रतावचः श्रुत्वा तथेत्युक्त्वा दिवङ्गताः ॥२२</text:span><text:span text:style-name="T10">॥</text:span><text:span text:style-name="T6"> </text:span><text:line-break/>सा धर्म<text:span text:style-name="T12">े</text:span>णासुरस्यास्य धृता देवमयी शिला । <text:s/><text:line-break/>सशिलश्चलितो दैत्यः स्थिता रुद्रादयस्ततः ॥२३<text:span text:style-name="T3">॥</text:span> <text:line-break/>सदेवश्चलितो दैत्यस्ततो देवैः प्रसादितः । <text:s/><text:line-break/>क्षीराब्धिगो हरिः प्रादात्स्वमू<text:span text:style-name="T12">र्तिं</text:span> श्रीगदाधर<text:span text:style-name="T12">म्</text:span> ॥२४<text:span text:style-name="T3">॥</text:span> <text:line-break/>गच्छन्तु भोः स्वयं यास्ये मूर्त्या वै देवगम्यया । <text:s/></text:p>
      <text:p text:style-name="P1">स्थितो गदाधरो देवो व्यक्ताव्यक्तोभयात्मकः ॥२५<text:span text:style-name="T3">॥</text:span> <text:line-break/>निश्चलार्थं स्वयं देवः स्थित आदिगदाधरः । <text:s/><text:line-break/>गदो नामासुरो <text:note text:id="ftn6" text:note-class="footnote"><text:note-citation>6</text:note-citation><text:note-body><text:p text:style-name="P6">रौद्रः</text:p></text:note-body></text:note>दैत्यः स हतो विष्णुना पुरा ॥२६<text:span text:style-name="T3">॥</text:span> <text:line-break/><text:note text:id="ftn7" text:note-class="footnote"><text:note-citation>7</text:note-citation><text:note-body><text:p text:style-name="P6">तदङ्गान्निर्मि</text:p></text:note-body></text:note>तदस्थिनिर्मिता चा<text:span text:style-name="T13">ऽऽ</text:span>द्या गदा या विश्वक<text:span text:style-name="T13">र्म</text:span>णा । <text:s/><text:line-break/>आद्यया गदया हेतिप्रमुखा राक्षसा हताः ॥२७<text:span text:style-name="T3">॥</text:span> <text:line-break/>गदाधरेण विधिवत् तस्मादादिगधाधरः ।<text:line-break/>देवमय्यां शिलायां च स्थिते चा<text:span text:style-name="T13">ऽऽ</text:span>दिगदाधरे ॥२८<text:span text:style-name="T3">॥</text:span> <text:line-break/>गयासुरे निश्चले<text:span text:style-name="T13">ऽथ</text:span> ब्रह्मा पूर्णाहुतिं ददौ । <text:s/><text:line-break/><text:soft-page-break/>गयासुरोऽब्रवीद्देवान्किमर्थं वञ्चितो ह्यह<text:span text:style-name="T13">म्</text:span> ॥२९<text:span text:style-name="T3">॥</text:span> <text:line-break/>विष्णोर्वचनमात्रेण किन्नस्यान्निश्चलोह्यहं । <text:line-break/>आक्रान्तो यद्यहं देवा दातुमर्हत <text:s/>मे वर<text:span text:style-name="T14">म्</text:span> ॥३०<text:span text:style-name="T3">॥</text:span> <text:line-break/>देवा ऊचुः -<text:line-break/>तीर्थस्य करणे यत्त्वमस्माभि<text:span text:style-name="T14">र्नि</text:span>श्चलीकृतः । <text:s/><text:line-break/>विष्णोः शम्भोर्ब्रह्मणश्च क्षेत्रं तव भविष्यति ॥३१<text:span text:style-name="T3">॥</text:span> <text:line-break/>प्रसिद्धं सर्वतीर्थेभ्यः पित्रादेर्ब्रह्मलोकद<text:span text:style-name="T14">म् </text:span>। <text:s/><text:line-break/>इत्युक्त्वा ते स्थिता देवा देव्यस्तीर्थादयः स्थिताः ॥३२<text:span text:style-name="T3">॥</text:span> <text:line-break/>यागं कृत्वा ददौ ब्रह्मा ऋत्विग्भ्यो दक्षिणा<text:span text:style-name="T15">स्</text:span>तदा । <text:line-break/>पञ्चक्रोशं गयाक्षेत्रं पञ्चाशत्पञ्च चार्पयेत् ॥३३<text:span text:style-name="T3">॥</text:span> <text:line-break/>ग्रामान्स्वर्णगिरीन्कृत्वा नदीर्दुग्धमधु<text:span text:style-name="T15">स्र</text:span>वाः । <text:line-break/>सरोवराणि दध्याज्यैर्बहूनन्नादिपर्वतान् <text:s/>॥३४<text:span text:style-name="T3">॥</text:span> </text:p>
      <text:p text:style-name="P3">कामधेनुं कल्पतरुं स्वर्णरूप्यगृहाणि च । <text:s/><text:line-break/>न याचयन्तु विप्रेन्द्रा अल्पानुक्त्वा ददौ प्रभुः ॥३५<text:span text:style-name="T3">॥</text:span> <text:line-break/>धर्मयागे प्रलोभात्तु प्रतिगृह्य धनादिक<text:span text:style-name="T15">म्</text:span> । <text:line-break/>स्थिता यदा गयाया<text:span text:style-name="T15">ं ते</text:span> शप्ता<text:span text:style-name="T15">स्</text:span>ते ब्रह्मणा तदा ॥३६<text:span text:style-name="T3">॥</text:span> <text:line-break/>विद्या<text:span text:style-name="T15">वि</text:span>व<text:span text:style-name="T15">र्जि</text:span>ता यूयं तृष्णायुक्ता भविष्यथ । <text:line-break/>दुग्धादिवर्जिता नद्यः शैलाः पाषाणरूपिणः <text:s/><text:span text:style-name="T3">॥</text:span>३७<text:span text:style-name="T3">॥</text:span> <text:line-break/>ब्रह्माणं ब्राह्मण<text:span text:style-name="T15">ा</text:span>श्चोचु<text:span text:style-name="T15">र्न</text:span>ष्टं शापेन <text:span text:style-name="T15">चा</text:span>खिल<text:span text:style-name="T15">म्</text:span> । <text:line-break/>जीवनाय प्रसाद<text:span text:style-name="T15">ं नः</text:span> कुरु विप्रांश्च सोऽब्रवीत् ॥३८<text:span text:style-name="T3">॥</text:span> <text:line-break/>तीर्थोपजीविका यूयं सचन्द्रा<text:span text:style-name="T15">र्कं</text:span> भविष्यथ । <text:s/><text:line-break/>ये युष्मान्पूजयिष्यन्ति गयायामागता नराः ॥३९<text:span text:style-name="T3">॥</text:span> <text:line-break/>हव्यकव्यैर्धनैः श्राद्धैस्तेषां कुलशतं व्रजेत् <text:s/>। <text:line-break/><text:soft-page-break/>नरकात<text:span text:style-name="T15">्</text:span>स्वर्गलोकाय स्वर्गलोकात्परा<text:span text:style-name="T16">ं ग</text:span>ति<text:span text:style-name="T16">म्</text:span> ॥४०<text:span text:style-name="T3">॥</text:span> <text:line-break/>गयो<text:span text:style-name="T16">ऽ</text:span>पि चाकरोद्यागं बह्वन्नं बहुदक्षिण<text:span text:style-name="T16">म् </text:span>। <text:line-break/>गया पुरी तेन नाम्ना पाण्डवा ईजिरे हरि<text:span text:style-name="T16">म्</text:span> ॥४१<text:span text:style-name="T3">॥</text:span> </text:p>
      <text:p text:style-name="P1">इत्याग्नेये महापुराणे गयामाहात्म्यं नाम चतुर्दशाधिकशततमोऽध्यायः 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1" svg:font-family="'Sanskrit 2003'" style:font-family-generic="swiss" style:font-pitch="variable"/>
    <style:font-face style:name="Sanskrit 2003" svg:font-family="'Sanskrit 2003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style:register-true="true" fo:text-indent="-0.598cm" style:auto-text-indent="false" text:number-lines="false" text:line-number="0"/>
      <style:text-properties style:font-name="Sanskrit 2003" fo:font-family="'Sanskrit 2003'" style:font-style-name="Regular" style:font-family-generic="swiss" style:font-pitch="variable" fo:font-size="9pt" officeooo:rsid="075e529f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left">
      <style:page-layout-properties fo:page-width="21.001cm" fo:page-height="29.7cm" style:num-format="1" style:print-orientation="portrait" fo:margin-top="2cm" fo:margin-bottom="2cm" fo:margin-left="2cm" fo:margin-right="2cm" style:register-truth-ref-style-name="Footnot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3T17:23:34.484156711</meta:creation-date>
    <dc:date>2017-07-15T12:48:27.821597906</dc:date>
    <meta:editing-duration>PT5M4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0" meta:paragraph-count="14" meta:word-count="482" meta:character-count="2244" meta:non-whitespace-character-count="1678"/>
  </office:meta>
</office:document-meta>
</file>